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202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202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9344" calcext:value-type="float">
            <text:p>58.75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202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2018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201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7432" calcext:value-type="float">
            <text:p>57.17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8768" calcext:value-type="float">
            <text:p>57.19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201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201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201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201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201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924" calcext:value-type="float">
            <text:p>54.8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200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200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200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2006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200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3736" calcext:value-type="float">
            <text:p>53.51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200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4384" calcext:value-type="float">
            <text:p>53.3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200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9104" calcext:value-type="float">
            <text:p>53.0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200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200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8168" calcext:value-type="float">
            <text:p>52.3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200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2952" calcext:value-type="float">
            <text:p>51.8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9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9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3728" calcext:value-type="float">
            <text:p>51.1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9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96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95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4072" calcext:value-type="float">
            <text:p>49.3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9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3472" calcext:value-type="float">
            <text:p>48.3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9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8464" calcext:value-type="float">
            <text:p>47.9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9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2472" calcext:value-type="float">
            <text:p>47.9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9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9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8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8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8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8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8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2392" calcext:value-type="float">
            <text:p>47.3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8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8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8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8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79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7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7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7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7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1256" calcext:value-type="float">
            <text:p>45.1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7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7624" calcext:value-type="float">
            <text:p>44.9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7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7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168" calcext:value-type="float">
            <text:p>44.0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7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6544" calcext:value-type="float">
            <text:p>43.9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7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7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6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6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6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6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6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6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0901</text:p>
          </table:table-cell>
          <table:table-cell office:value-type="string" calcext:value-type="string">
            <text:p>196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1" meta:object-count="0"/>
    <meta:user-defined meta:name="AppVersion">3.0</meta:user-defined>
  </office:meta>
</office:document-meta>
</file>